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EscapeUtils.escapeJavaStyleString( Writer out , String str , boolean escapeSingleQuote , boolean escapeForwardSlash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StringEscapeUtils.escapeJava( Writer out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scapeUtils.escapeJavaStyleString( String str , boolean escapeSingleQuotes , boolean escapeForwardSlas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EscapeUtils.unescapeJava( Writer out , String str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">
            <text:p text:style-name="Table_20_Contents">6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StringEscapeUtils.escapeHtml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EscapeUtils.unescapeJavaScript( Writer out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scapeUtils.unescapeJava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EscapeUtils.hex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scapeUtils.unescapeCsv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EscapeUtils.escapeJavaScript( Writer out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scapeUtils.escapeCsv( Writer out ,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EscapeUtils.unescapeCsv( Writer out , String s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ngEscapeUtils.escapeSql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EscapeUtils.escapeXml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EscapeUtils.unescapeJavaScrip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scapeUtils.escapeCsv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EscapeUtils.unescapeXml( Writer writer ,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EscapeUtils.unescapeHtml( Writer writer ,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EscapeUtils.unescapeHtml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EscapeUtils.escapeJava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scapeUtils.escapeJavaScrip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scapeUtils.unescapeXml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EscapeUtils.StringEscap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scapeUtils.escapeHtml( Writer writer ,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EscapeUtils.escapeXml( Writer writer ,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